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draw:auto-grow-height="true" fo:min-height="3.465cm"/>
    </style:style>
    <style:style style:name="pr8" style:family="presentation" style:parent-style-name="Inspiration-title">
      <style:graphic-properties fo:min-height="3.465cm"/>
    </style:style>
    <style:style style:name="pr9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Masters’ Thesis </text:p>
                  </text:list-header>
                  <text:list-item>
                    <text:p>Department of Information Technology, Uppsala University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Definition</text:p>
                  </text:list-item>
                  <text:list-item>
                    <text:p>Problems &amp; Limitations(Motivation)</text:p>
                  </text:list-item>
                  <text:list-item>
                    <text:p>Blockchain and Smartcontracts</text:p>
                  </text:list-item>
                </text:list>
              </text:list-item>
              <text:list-item>
                <text:p>Methodology &amp; Implementation</text:p>
                <text:list>
                  <text:list-item>
                    <text:p>System Architecture</text:p>
                  </text:list-item>
                  <text:list-item>
                    <text:p>Endorsement Model</text:p>
                  </text:list-item>
                </text:list>
              </text:list-item>
              <text:list-item>
                <text:p>Results</text:p>
              </text:list-item>
              <text:list-item>
                <text:p>Challenges</text:p>
              </text:list-item>
              <text:list-item>
                <text:p>Discussion &amp; Conclusion</text:p>
              </text:list-item>
              <text:list-item>
                <text:p>Demo (EDS Mode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7" draw:layer="layout" svg:width="22.476cm" svg:height="3.465cm" svg:x="1.4cm" svg:y="0.868cm" presentation:class="title" presentation:user-transformed="true">
          <draw:text-box>
            <text:p>Introduction(1/3): Defini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action among unknown entities </text:p>
              </text:list-item>
              <text:list-item>
                <text:p>Trust &amp; Reputation </text:p>
              </text:list-item>
              <text:list-item>
                <text:p>Existing trust framework and Reputation syste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1">Online interaction among unknown entities.</text:span></text:p>
                </text:list-item>
                <text:list-item>
                  <text:p><text:span text:style-name="T1">e.g. buy/sell platform,</text:span></text:p>
                </text:list-item>
                <text:list-item>
                  <text:p><text:span text:style-name="T1">Requires trust </text:span></text:p>
                </text:list-item>
                <text:list-item>
                  <text:p><text:span text:style-name="T1">Forms of trust: Personal, interpersonal, dispositional(attitude), impersonal/structural(institutional).</text:span></text:p>
                </text:list-item>
                <text:list-item>
                  <text:p><text:span text:style-name="T1">eBay(voting) (+ve) - (-ve), EigenTrust and various other algorithms exist to calculate the trust value of an involved entity</text:span></text:p>
                </text:list-item>
                <text:list-item>
                  <text:p><text:span text:style-name="T1">Trust infers reputation and reputation incites trust among unknown entities. </text:span></text:p>
                </text:list-item>
                <text:list-item>
                  <text:p><text:span text:style-name="T1">Compute the probability of success/failure of transaction based on the score of an unknown entity 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8" draw:layer="layout" svg:width="26.416cm" svg:height="3.465cm" svg:x="0.254cm" svg:y="0.868cm" presentation:class="title" presentation:user-transformed="true">
          <draw:text-box>
            <text:p><text:s text:c="2"/>Introduction(2/3):Problems &amp; Limitation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How is the trust value assigned to an entity? </text:p>
              </text:list-item>
              <text:list-item>
                <text:p>Is the data trustworthy and always available?</text:p>
              </text:list-item>
              <text:list-item>
                <text:p>Is the system resilient to attacks?</text:p>
              </text:list-item>
              <text:list-item>
                <text:p>How easy is it to tamper with the data as attacker or central entity that has control? </text:p>
              </text:list-item>
              <text:list-item>
                <text:p>Single point of fail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9" draw:text-style-name="P2" draw:layer="layout" svg:width="17cm" svg:height="14cm" svg:x="2cm" svg:y="13cm" presentation:class="notes">
            <draw:text-box>
              <text:list text:style-name="L3">
                <text:list-item>
                  <text:p><text:span text:style-name="T2">Google has 900,000 servers so can guarantee an always available data but is centralized.</text:span></text:p>
                </text:list-item>
                <text:list-item>
                  <text:p><text:span text:style-name="T2">i.e., 900,000 servers but same entity in control as an organization. </text:span></text:p>
                </text:list-item>
                <text:list-item>
                  <text:p><text:span text:style-name="T2">Data is not as reliable as 900,000 people on 900,000 different servers agreeing on same truth about the same data. </text:span></text:p>
                </text:list-item>
                <text:list-item>
                  <text:p><text:span text:style-name="T2">Can we have a distributed system such that data is always available with zero downtime.</text:span></text:p>
                </text:list-item>
                <text:list-item>
                  <text:p><text:span text:style-name="T2">Same time, also have a decentralized governance on the data so its truth is 100% reliable? 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(2/3): BC &amp; SC 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Blockchain model</text:p>
                <text:list>
                  <text:list-item>
                    <text:p>Design goals: </text:p>
                  </text:list-item>
                  <text:list-item>
                    <text:p>Distributed, decentralized, p2p, immutability </text:p>
                  </text:list-item>
                  <text:list-item>
                    <text:p>Implementations: how nodes communicate with each other.</text:p>
                  </text:list-item>
                  <text:list-item>
                    <text:p>Instances: Rinkeby, Ropsten, production, private etc.</text:p>
                  </text:list-item>
                </text:list>
              </text:list-item>
              <text:list-item>
                <text:p>Ethereum: Programmable blockchain</text:p>
              </text:list-item>
              <text:list-item>
                <text:p>Solidity: Turing complete(Can program anyt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p>Design goal: </text:p>
              <text:p>P2P Data distribution, decentralization</text:p>
              <text:p>Implementation: </text:p>
              <text:p>bitcoin is trustless, PoW</text:p>
              <text:p>Consensus algorithms</text:p>
              <text:p><text:s/></text:p>
            </draw:text-box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s &amp; Limitation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Centralization</text:p>
              </text:list-item>
              <text:list-item>
                <text:p>Cryptokitties – scalability?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>
            <draw:text-box>
              <text:p>Privacy and scalability</text:p>
              <text:p/>
            </draw:text-box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dorsement Model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Incoming and Outgoing Connections</text:p>
              </text:list-item>
              <text:list-item>
                <text:p>Ratio</text:p>
              </text:list-item>
              <text:list-item>
                <text:p>Total Endorsement Impact comput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rchitectur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High Level overview</text:p>
              </text:list-item>
              <text:list-item>
                <text:p>Smart contract setup</text:p>
              </text:list-item>
              <text:list-item>
                <text:p>Blockchain infrastru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Blockchain infrastructure</text:p>
              </text:list-item>
              <text:list-item>
                <text:p>Consensus – proof of work</text:p>
              </text:list-item>
              <text:list-item>
                <text:p>Storage </text:p>
              </text:list-item>
              <text:list-item>
                <text:p>Reactjs for frontend</text:p>
              </text:list-item>
              <text:list-item>
                <text:p>Web3 AP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sult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Interaction graph</text:p>
              </text:list-item>
              <text:list-item>
                <text:p>Threat Mode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Discussion</text:p>
              </text:list-item>
              <text:list-item>
                <text:p>Future wor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T15H16M20S</meta:editing-duration>
    <meta:editing-cycles>10</meta:editing-cycles>
    <meta:generator>LibreOffice/6.0.1.1$Linux_X86_64 LibreOffice_project/00m0$Build-1</meta:generator>
    <dc:title>Blue Curve</dc:title>
    <dc:date>2018-08-06T14:57:29.085041895</dc:date>
    <meta:document-statistic meta:object-count="102"/>
  </office:meta>
</office:document-meta>
</file>